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DejaVu Math" svg:font-family="'TeX Gyre DejaVu Math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2de493"/>
    </style:style>
    <style:style style:name="P2" style:family="paragraph" style:parent-style-name="Preformatted_20_Text">
      <style:text-properties officeooo:paragraph-rsid="002ef90a"/>
    </style:style>
    <style:style style:name="P3" style:family="paragraph" style:parent-style-name="Preformatted_20_Text">
      <style:text-properties officeooo:paragraph-rsid="002f16e0"/>
    </style:style>
    <style:style style:name="P4" style:family="paragraph" style:parent-style-name="Preformatted_20_Text">
      <style:text-properties officeooo:paragraph-rsid="0038fac4"/>
    </style:style>
    <style:style style:name="P5" style:family="paragraph" style:parent-style-name="Preformatted_20_Text">
      <style:text-properties officeooo:paragraph-rsid="003b30f6"/>
    </style:style>
    <style:style style:name="P6" style:family="paragraph" style:parent-style-name="Preformatted_20_Text">
      <style:text-properties officeooo:paragraph-rsid="004db95c"/>
    </style:style>
    <style:style style:name="P7" style:family="paragraph" style:parent-style-name="Preformatted_20_Text">
      <style:text-properties officeooo:paragraph-rsid="004f4904"/>
    </style:style>
    <style:style style:name="P8" style:family="paragraph" style:parent-style-name="Preformatted_20_Text">
      <style:text-properties officeooo:paragraph-rsid="0062860d"/>
    </style:style>
    <style:style style:name="P9" style:family="paragraph" style:parent-style-name="Preformatted_20_Text">
      <style:text-properties officeooo:paragraph-rsid="00846048"/>
    </style:style>
    <style:style style:name="P10" style:family="paragraph" style:parent-style-name="Preformatted_20_Text">
      <style:text-properties officeooo:paragraph-rsid="008b6a49"/>
    </style:style>
    <style:style style:name="P11" style:family="paragraph" style:parent-style-name="Preformatted_20_Text">
      <style:text-properties officeooo:paragraph-rsid="00a95fd0"/>
    </style:style>
    <style:style style:name="P12" style:family="paragraph" style:parent-style-name="Preformatted_20_Text">
      <style:text-properties officeooo:paragraph-rsid="00c75c74"/>
    </style:style>
    <style:style style:name="P13" style:family="paragraph" style:parent-style-name="Preformatted_20_Text">
      <style:text-properties officeooo:paragraph-rsid="00eae075"/>
    </style:style>
    <style:style style:name="P14" style:family="paragraph" style:parent-style-name="Preformatted_20_Text">
      <style:text-properties officeooo:paragraph-rsid="010098a7"/>
    </style:style>
    <style:style style:name="P15" style:family="paragraph" style:parent-style-name="Preformatted_20_Text">
      <style:text-properties officeooo:paragraph-rsid="0111ca73"/>
    </style:style>
    <style:style style:name="P16" style:family="paragraph" style:parent-style-name="Preformatted_20_Text">
      <style:text-properties officeooo:paragraph-rsid="0116ca28"/>
    </style:style>
    <style:style style:name="P17" style:family="paragraph" style:parent-style-name="Preformatted_20_Text">
      <style:text-properties officeooo:paragraph-rsid="0118a76d"/>
    </style:style>
    <style:style style:name="P18" style:family="paragraph" style:parent-style-name="Preformatted_20_Text">
      <style:text-properties officeooo:paragraph-rsid="0129620f"/>
    </style:style>
    <style:style style:name="P19" style:family="paragraph" style:parent-style-name="Preformatted_20_Text">
      <style:text-properties officeooo:paragraph-rsid="013404bc"/>
    </style:style>
    <style:style style:name="P20" style:family="paragraph" style:parent-style-name="Preformatted_20_Text">
      <style:text-properties officeooo:paragraph-rsid="0135bac1"/>
    </style:style>
    <style:style style:name="P21" style:family="paragraph" style:parent-style-name="Preformatted_20_Text">
      <style:text-properties officeooo:paragraph-rsid="01449da2"/>
    </style:style>
    <style:style style:name="P22" style:family="paragraph" style:parent-style-name="Preformatted_20_Text">
      <style:text-properties officeooo:paragraph-rsid="0154cf65"/>
    </style:style>
    <style:style style:name="P23" style:family="paragraph" style:parent-style-name="Preformatted_20_Text">
      <style:text-properties officeooo:paragraph-rsid="01567276"/>
    </style:style>
    <style:style style:name="P24" style:family="paragraph" style:parent-style-name="Preformatted_20_Text">
      <style:text-properties officeooo:paragraph-rsid="0158cbd3"/>
    </style:style>
    <style:style style:name="P25" style:family="paragraph" style:parent-style-name="Preformatted_20_Text">
      <style:paragraph-properties fo:break-before="page"/>
    </style:style>
    <style:style style:name="P26" style:family="paragraph" style:parent-style-name="Preformatted_20_Text">
      <style:paragraph-properties fo:break-before="page"/>
      <style:text-properties officeooo:paragraph-rsid="010098a7"/>
    </style:style>
    <style:style style:name="T1" style:family="text">
      <style:text-properties fo:font-size="13pt" style:font-size-asian="10pt" style:font-size-complex="10pt"/>
    </style:style>
    <style:style style:name="T2" style:family="text">
      <style:text-properties fo:font-size="13pt" officeooo:rsid="002d3296" style:font-size-asian="10pt" style:font-size-complex="10pt"/>
    </style:style>
    <style:style style:name="T3" style:family="text">
      <style:text-properties fo:font-size="13pt" officeooo:rsid="010098a7" style:font-size-asian="10pt" style:font-size-complex="10pt"/>
    </style:style>
    <style:style style:name="T4" style:family="text">
      <style:text-properties fo:font-size="13pt" officeooo:rsid="011a9280" style:font-size-asian="10pt" style:font-size-complex="10pt"/>
    </style:style>
    <style:style style:name="T5" style:family="text">
      <style:text-properties officeooo:rsid="0026dc08"/>
    </style:style>
    <style:style style:name="T6" style:family="text">
      <style:text-properties officeooo:rsid="002de493"/>
    </style:style>
    <style:style style:name="T7" style:family="text">
      <style:text-properties officeooo:rsid="002ef90a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2f3db2" style:font-style-asian="italic" style:font-style-complex="italic"/>
    </style:style>
    <style:style style:name="T10" style:family="text">
      <style:text-properties fo:font-style="italic" officeooo:rsid="00caeb26" style:font-style-asian="italic" style:font-style-complex="italic"/>
    </style:style>
    <style:style style:name="T11" style:family="text">
      <style:text-properties fo:font-style="italic" officeooo:rsid="00d5ec77" style:font-style-asian="italic" style:font-style-complex="italic"/>
    </style:style>
    <style:style style:name="T12" style:family="text">
      <style:text-properties fo:font-style="italic" officeooo:rsid="008764b9" style:font-style-asian="italic" style:font-style-complex="italic"/>
    </style:style>
    <style:style style:name="T13" style:family="text">
      <style:text-properties fo:font-style="italic" officeooo:rsid="00898f5b" style:font-style-asian="italic" style:font-style-complex="italic"/>
    </style:style>
    <style:style style:name="T14" style:family="text">
      <style:text-properties fo:font-style="italic" officeooo:rsid="00b1199e" style:font-style-asian="italic" style:font-style-complex="italic"/>
    </style:style>
    <style:style style:name="T15" style:family="text">
      <style:text-properties officeooo:rsid="003b30f6"/>
    </style:style>
    <style:style style:name="T16" style:family="text">
      <style:text-properties officeooo:rsid="004f4904"/>
    </style:style>
    <style:style style:name="T17" style:family="text">
      <style:text-properties officeooo:rsid="005df5a0"/>
    </style:style>
    <style:style style:name="T18" style:family="text">
      <style:text-properties officeooo:rsid="00630bc8"/>
    </style:style>
    <style:style style:name="T19" style:family="text">
      <style:text-properties officeooo:rsid="007040d7"/>
    </style:style>
    <style:style style:name="T20" style:family="text">
      <style:text-properties officeooo:rsid="007b78a3"/>
    </style:style>
    <style:style style:name="T21" style:family="text">
      <style:text-properties officeooo:rsid="00970a05"/>
    </style:style>
    <style:style style:name="T22" style:family="text">
      <style:text-properties officeooo:rsid="00b944e7"/>
    </style:style>
    <style:style style:name="T23" style:family="text">
      <style:text-properties officeooo:rsid="00be1fdb"/>
    </style:style>
    <style:style style:name="T24" style:family="text">
      <style:text-properties officeooo:rsid="00c17bd6"/>
    </style:style>
    <style:style style:name="T25" style:family="text">
      <style:text-properties officeooo:rsid="00c23c2b"/>
    </style:style>
    <style:style style:name="T26" style:family="text">
      <style:text-properties officeooo:rsid="00c5dba9"/>
    </style:style>
    <style:style style:name="T27" style:family="text">
      <style:text-properties fo:font-style="normal" style:font-style-asian="normal" style:font-style-complex="normal"/>
    </style:style>
    <style:style style:name="T28" style:family="text">
      <style:text-properties officeooo:rsid="00fa1bbc"/>
    </style:style>
    <style:style style:name="T29" style:family="text">
      <style:text-properties officeooo:rsid="00fb46b4"/>
    </style:style>
    <style:style style:name="T30" style:family="text">
      <style:text-properties officeooo:rsid="01010004"/>
    </style:style>
    <style:style style:name="T31" style:family="text">
      <style:text-properties officeooo:rsid="0105a4c2"/>
    </style:style>
    <style:style style:name="T32" style:family="text">
      <style:text-properties officeooo:rsid="011079b5"/>
    </style:style>
    <style:style style:name="T33" style:family="text">
      <style:text-properties officeooo:rsid="0112b170"/>
    </style:style>
    <style:style style:name="T34" style:family="text">
      <style:text-properties officeooo:rsid="01130a83"/>
    </style:style>
    <style:style style:name="T35" style:family="text">
      <style:text-properties officeooo:rsid="0114931c"/>
    </style:style>
    <style:style style:name="T36" style:family="text">
      <style:text-properties officeooo:rsid="0118a76d"/>
    </style:style>
    <style:style style:name="T37" style:family="text">
      <style:text-properties officeooo:rsid="01203d99"/>
    </style:style>
    <style:style style:name="T38" style:family="text">
      <style:text-properties officeooo:rsid="013907c9"/>
    </style:style>
    <style:style style:name="T39" style:family="text">
      <style:text-properties officeooo:rsid="01449da2"/>
    </style:style>
    <style:style style:name="T40" style:family="text">
      <style:text-properties officeooo:rsid="0145f03d"/>
    </style:style>
    <style:style style:name="T41" style:family="text">
      <style:text-properties officeooo:rsid="01518e8d"/>
    </style:style>
    <style:style style:name="T42" style:family="text">
      <style:text-properties officeooo:rsid="0156727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<text:span text:style-name="normal"><text:s/></text:span></text:p>
      <text:p text:style-name="Preformatted_20_Text"><text:span text:style-name="normal"/></text:p>
      <text:p text:style-name="Preformatted_20_Text"><text:span text:style-name="other"><text:span text:style-name="T1"><text:tab/></text:span></text:span><text:span text:style-name="other"><text:span text:style-name="T2">MINIX </text:span></text:span></text:p>
      <text:p text:style-name="Preformatted_20_Text"><text:span text:style-name="normal"/></text:p>
      <text:p text:style-name="Preformatted_20_Text"><text:span text:style-name="normal"><text:span text:style-name="T9">T</text:span></text:span><text:span text:style-name="normal"><text:span text:style-name="T8">he following constants are offsets into the proc table. </text:span></text:span></text:p>
      <text:p text:style-name="P1"><text:span text:style-name="comment"><text:span text:style-name="T6">e</text:span></text:span><text:span text:style-name="comment">sreg,dsreg, csreg, ssreg, spreg </text:span><text:span text:style-name="comment"><text:span text:style-name="T7">=</text:span></text:span><text:span text:style-name="comment">14,</text:span><text:span text:style-name="comment"><text:span text:style-name="T7">16,18,20,22</text:span></text:span></text:p>
      <text:p text:style-name="P2"><text:span text:style-name="comment">PC,PSW, </text:span><text:span text:style-name="comment"><text:span text:style-name="T7">SPLIM, OFF, ROFF = 24,28,50,18,12</text:span></text:span></text:p>
      <text:p text:style-name="P3"><text:span text:style-name="comment">K_STACK_BYTES<text:tab/>EQU <text:s/>256 </text:span></text:p>
      <text:p text:style-name="Preformatted_20_Text"><text:span text:style-name="function"><text:span text:style-name="T5">mpx88.s:</text:span></text:span><text:span text:style-name="function">Minix</text:span></text:p>
      <text:p text:style-name="Preformatted_20_Text"><text:span text:style-name="normal"><text:tab/>ker_ds DW <text:s/>dgroup<text:tab/><text:tab/></text:span><text:span text:style-name="comment">// this word will contain kernel's ds value </text:span></text:p>
      <text:p text:style-name="Preformatted_20_Text"><text:span text:style-name="normal"><text:tab/></text:span><text:span text:style-name="other">mov</text:span><text:span text:style-name="normal"> ax,cs <text:tab/><text:tab/><text:tab/><text:tab/></text:span><text:span text:style-name="comment">// code segment from ax </text:span></text:p>
      <text:p text:style-name="Preformatted_20_Text"><text:span text:style-name="normal"><text:tab/></text:span><text:span text:style-name="other">mov </text:span><text:span text:style-name="normal">ds,ax<text:tab/><text:tab/><text:tab/><text:tab/></text:span><text:span text:style-name="comment">// set up ds </text:span></text:p>
      <text:p text:style-name="Preformatted_20_Text"><text:span text:style-name="normal"><text:tab/></text:span><text:span text:style-name="other">mov </text:span><text:span text:style-name="normal">ax,cs:ker_ds <text:tab/><text:tab/><text:tab/></text:span><text:span text:style-name="comment">//; build has loaded this word with ds value </text:span></text:p>
      <text:p text:style-name="Preformatted_20_Text"><text:span text:style-name="normal"><text:tab/></text:span><text:span text:style-name="other">mov </text:span><text:span text:style-name="normal">ds,ax<text:tab/><text:tab/><text:tab/><text:tab/></text:span><text:span text:style-name="comment">//; ds now contains proper value </text:span></text:p>
      <text:p text:style-name="Preformatted_20_Text"><text:span text:style-name="normal"><text:tab/></text:span><text:span text:style-name="other">mov </text:span><text:span text:style-name="normal">ss,ax<text:tab/><text:tab/><text:tab/><text:tab/></text:span><text:span text:style-name="comment">//; ss now contains proper value<text:tab/> </text:span></text:p>
      <text:p text:style-name="Preformatted_20_Text"><text:span text:style-name="normal"><text:tab/></text:span><text:span text:style-name="other">mov </text:span><text:span text:style-name="normal">dgroup:scan_cod,bx<text:tab/><text:tab/></text:span><text:span text:style-name="comment">//; save scan code for '=' key from bootstrap </text:span></text:p>
      <text:p text:style-name="Preformatted_20_Text"><text:span text:style-name="normal"><text:tab/></text:span><text:span text:style-name="other">mov </text:span><text:span text:style-name="normal">sp,offset dgroup:k_stack<text:tab/></text:span><text:span text:style-name="comment">//; set sp to point to the top of the kernel stack </text:span></text:p>
      <text:p text:style-name="Preformatted_20_Text"><text:span text:style-name="normal"><text:tab/></text:span><text:span text:style-name="other">add </text:span><text:span text:style-name="normal">sp,K_STACK_BYTES<text:tab/><text:tab/></text:span></text:p>
      <text:p text:style-name="Preformatted_20_Text"><text:span text:style-name="normal"><text:tab/></text:span><text:span text:style-name="other">call </text:span><text:span text:style-name="function">main</text:span><text:span text:style-name="normal"> </text:span></text:p>
      <text:p text:style-name="P13"><text:span text:style-name="normal"><text:span text:style-name="T10">IO tasks : <text:tab/></text:span></text:span><text:span text:style-name="normal"><text:span text:style-name="T8">printer_task, tty_task, winchester_task, floppy_task, mem_task, clock_task, <text:tab/><text:tab/><text:tab/>sys_task</text:span></text:span></text:p>
      <text:p text:style-name="P13"><text:span text:style-name="normal"><text:span text:style-name="T11">Low_user : <text:tab/>MM,FS,INIT</text:span></text:span></text:p>
      <text:p text:style-name="Preformatted_20_Text"><text:span text:style-name="function"><text:span text:style-name="T18">kernel/</text:span></text:span><text:span text:style-name="function">main.</text:span><text:span text:style-name="function"><text:span text:style-name="T18">c:main</text:span></text:span><text:span text:style-name="normal"> </text:span></text:p>
      <text:p text:style-name="Preformatted_20_Text"><text:span text:style-name="normal"><text:span text:style-name="T8"><text:tab/>// init the process table </text:span></text:span></text:p>
      <text:p text:style-name="Preformatted_20_Text"><text:span text:style-name="comment"><text:tab/>for (</text:span><text:span text:style-name="important">rp</text:span><text:span text:style-name="comment"> = &amp;</text:span><text:span text:style-name="important">proc</text:span><text:span text:style-name="comment">[0]; rp &lt;= &amp;proc[NR_TASKS+LOW_USER]; rp++)</text:span></text:p>
      <text:p text:style-name="Preformatted_20_Text"><text:span text:style-name="normal"><text:tab/><text:tab/></text:span><text:span text:style-name="important">t</text:span><text:span text:style-name="comment">=</text:span><text:span text:style-name="important">rp</text:span><text:span text:style-name="comment">-&amp;</text:span><text:span text:style-name="important">proc[0]</text:span><text:span text:style-name="comment">-NR_TASKS; <text:tab/><text:tab/><text:tab/>//task numbe</text:span><text:span text:style-name="comment"><text:span text:style-name="T21">r t&lt;0=&gt;kernel</text:span></text:span></text:p>
      <text:p text:style-name="P11"><text:span text:style-name="comment"><text:tab/><text:tab/></text:span><text:span text:style-name="normal"><text:span text:style-name="T8">//set stack pointer, program counter and status word</text:span></text:span></text:p>
      <text:p text:style-name="Preformatted_20_Text"><text:span text:style-name="normal"><text:tab/><text:tab/>rp-&gt;</text:span><text:span text:style-name="important">p_sp</text:span><text:span text:style-name="normal"> <text:tab/><text:tab/>= </text:span><text:span text:style-name="important">t&lt;0</text:span><text:span text:style-name="comment"> ? </text:span><text:span text:style-name="important">t_stack</text:span><text:span text:style-name="comment">[NR_TASKS+t+1].stk:</text:span><text:span text:style-name="important">INIT_SP</text:span><text:span text:style-name="comment">; </text:span></text:p>
      <text:p text:style-name="Preformatted_20_Text"><text:span text:style-name="normal"><text:tab/><text:tab/>rp-&gt;p_pcpsw</text:span><text:span text:style-name="important">.pc</text:span><text:span text:style-name="normal"> <text:tab/>= </text:span><text:span text:style-name="important">task</text:span><text:span text:style-name="comment">[t + NR_TASKS]</text:span></text:p>
      <text:p text:style-name="Preformatted_20_Text"><text:span text:style-name="comment"><text:tab/><text:tab/>if (rp-&gt;p_pcpsw.pc != 0 || t &gt;= 0) </text:span><text:span text:style-name="function">ready</text:span><text:span text:style-name="comment"><text:span text:style-name="T20">(rp)</text:span></text:span><text:span text:style-name="normal"><text:tab/></text:span><text:span text:style-name="comment">//</text:span><text:span text:style-name="comment"><text:span text:style-name="T19">so they all start but hardware </text:span></text:span></text:p>
      <text:p text:style-name="Preformatted_20_Text"><text:span text:style-name="comment"><text:tab/><text:tab/>rp-&gt;p_pcpsw.</text:span><text:span text:style-name="important">psw </text:span><text:span text:style-name="comment">= </text:span><text:span text:style-name="important">INIT_PSW</text:span><text:span text:style-name="comment">; </text:span></text:p>
      <text:p text:style-name="Preformatted_20_Text"><text:span text:style-name="normal"><text:tab/><text:tab/></text:span><text:span text:style-name="comment">rp-&gt;p_flags = 0;</text:span><text:span text:style-name="normal"> </text:span></text:p>
      <text:p text:style-name="Preformatted_20_Text"><text:span text:style-name="normal"><text:tab/><text:tab/> </text:span><text:span text:style-name="normal"><text:span text:style-name="T8">//Set up memory map </text:span></text:span><text:span text:style-name="normal"><text:span text:style-name="T12">kernel </text:span></text:span><text:span text:style-name="normal"><text:span text:style-name="T8">tasks, MM, FS </text:span></text:span><text:span text:style-name="normal"><text:span text:style-name="T13">and</text:span></text:span><text:span text:style-name="normal"><text:span text:style-name="T8">INIT </text:span></text:span><text:span text:style-name="normal"><text:span text:style-name="T14">(in clicks)</text:span></text:span></text:p>
      <text:p text:style-name="P10"><text:span text:style-name="normal"><text:tab/><text:tab/></text:span><text:span text:style-name="important">size</text:span><text:span text:style-name="comment"> = sizes[0] + sizes[1] <text:tab/>// kernel text + data size given by build </text:span></text:p>
      <text:p text:style-name="P9"><text:span text:style-name="normal"><text:tab/><text:tab/></text:span><text:span text:style-name="important">mm_base </text:span><text:span text:style-name="comment">= </text:span><text:span text:style-name="important">base_click</text:span><text:span text:style-name="important"><text:span text:style-name="T23">s</text:span></text:span><text:span text:style-name="comment"> + </text:span><text:span text:style-name="important">size</text:span><text:span text:style-name="comment">;<text:tab/>// place where MM starts (in clicks)</text:span><text:span text:style-name="normal"> </text:span></text:p>
      <text:p text:style-name="P12"><text:span text:style-name="comment"><text:tab/><text:tab/>if t&lt;0</text:span><text:span text:style-name="normal"> <text:tab/><text:tab/><text:tab/><text:tab/><text:tab/></text:span><text:span text:style-name="comment">//IO ta</text:span><text:span text:style-name="comment"><text:span text:style-name="T22">sks</text:span></text:span></text:p>
      <text:p text:style-name="Preformatted_20_Text"><text:span text:style-name="normal"><text:tab/><text:tab/><text:tab/></text:span><text:span text:style-name="comment">//tasks are part of the kernel hence relative adressing</text:span></text:p>
      <text:p text:style-name="Preformatted_20_Text"><text:span text:style-name="comment"><text:tab/><text:tab/><text:tab/>rp-&gt;</text:span><text:span text:style-name="important">p_map</text:span><text:span text:style-name="comment">[</text:span><text:span text:style-name="important">T</text:span><text:span text:style-name="comment">].mem_len,</text:span><text:span text:style-name="important">mem.phys</text:span><text:span text:style-name="comment">=VERY_BIG,</text:span><text:span text:style-name="important">base_clicks</text:span></text:p>
      <text:p text:style-name="Preformatted_20_Text"><text:span text:style-name="comment"><text:tab/><text:tab/><text:tab/>rp-&gt;</text:span><text:span text:style-name="important">p_map</text:span><text:span text:style-name="comment">[</text:span><text:span text:style-name="important">D</text:span><text:span text:style-name="comment">].mem_len,</text:span><text:span text:style-name="important">mem.phys</text:span><text:span text:style-name="comment">=VERY_BIG,base_clicks+</text:span><text:span text:style-name="important">sizes</text:span><text:span text:style-name="comment">[0]; </text:span></text:p>
      <text:p text:style-name="Preformatted_20_Text"><text:span text:style-name="comment"><text:tab/><text:tab/><text:tab/>rp-&gt;</text:span><text:span text:style-name="important">p_map</text:span><text:span text:style-name="comment">[</text:span><text:span text:style-name="important">S</text:span><text:span text:style-name="comment">].mem_len,</text:span><text:span text:style-name="important">mem.phys</text:span><text:span text:style-name="comment">=VERY_BIG,base_clicks+</text:span><text:span text:style-name="important"><text:span text:style-name="T25">s</text:span></text:span><text:span text:style-name="important">izes</text:span><text:span text:style-name="comment">[0:</text:span><text:span text:style-name="comment"><text:span text:style-name="T24">1</text:span></text:span><text:span text:style-name="comment">]</text:span></text:p>
      <text:p text:style-name="Preformatted_20_Text"><text:span text:style-name="normal"><text:tab/><text:tab/><text:tab/></text:span><text:span text:style-name="comment">rp-&gt;</text:span><text:span text:style-name="important">p_map</text:span><text:span text:style-name="comment">[</text:span><text:span text:style-name="important">S</text:span><text:span text:style-name="comment">].mem_vir = sizes[0:</text:span><text:span text:style-name="comment"><text:span text:style-name="T26">1</text:span></text:span><text:span text:style-name="comment">]</text:span></text:p>
      <text:p text:style-name="Preformatted_20_Text"><text:span text:style-name="normal"><text:tab/><text:tab/></text:span><text:span text:style-name="comment">else <text:s text:c="2"/><text:tab/><text:tab/><text:tab/><text:tab/><text:tab/>//MM,FS,INIT </text:span></text:p>
      <text:p text:style-name="Preformatted_20_Text"><text:span text:style-name="normal"><text:tab/><text:tab/><text:tab/></text:span><text:span text:style-name="comment">rp-&gt;</text:span><text:span text:style-name="important">p_map</text:span><text:span text:style-name="comment">[</text:span><text:span text:style-name="important">T</text:span><text:span text:style-name="comment">,</text:span><text:span text:style-name="important">D</text:span><text:span text:style-name="comment">,</text:span><text:span text:style-name="important">S</text:span><text:span text:style-name="comment">].mem_len,mem.phys=sizes </text:span></text:p>
      <text:p text:style-name="Preformatted_20_Text"><text:span text:style-name="normal"><text:span text:style-name="T8"><text:tab/><text:tab/>//init segment registers</text:span></text:span></text:p>
      <text:p text:style-name="Preformatted_20_Text"><text:span text:style-name="comment"><text:tab/><text:tab/>rp-&gt;</text:span><text:span text:style-name="important">p_reg</text:span><text:span text:style-name="comment">[</text:span><text:span text:style-name="important">CS_REG</text:span><text:span text:style-name="comment">] = rp-&gt;p_map[</text:span><text:span text:style-name="important">T</text:span><text:span text:style-name="comment">].mem_phys; </text:span></text:p>
      <text:p text:style-name="Preformatted_20_Text"><text:span text:style-name="comment"><text:tab/><text:tab/>rp-&gt;</text:span><text:span text:style-name="important">p_reg</text:span><text:span text:style-name="comment">[</text:span><text:span text:style-name="important">DS_REG</text:span><text:span text:style-name="comment">] = rp-&gt;p_map[</text:span><text:span text:style-name="important">D</text:span><text:span text:style-name="comment">].mem_phys; </text:span></text:p>
      <text:p text:style-name="Preformatted_20_Text"><text:span text:style-name="comment"><text:tab/><text:tab/>rp-&gt;</text:span><text:span text:style-name="important">p_reg</text:span><text:span text:style-name="comment">[</text:span><text:span text:style-name="important">SS_REG</text:span><text:span text:style-name="comment">] = rp-&gt;p_map[</text:span><text:span text:style-name="important">D</text:span><text:span text:style-name="comment">].mem_phys; </text:span></text:p>
      <text:p text:style-name="Preformatted_20_Text"><text:span text:style-name="comment"><text:tab/><text:tab/>rp-&gt;</text:span><text:span text:style-name="important">p_reg</text:span><text:span text:style-name="comment">[</text:span><text:span text:style-name="important">ES_REG</text:span><text:span text:style-name="comment">] = rp-&gt;p_map[</text:span><text:span text:style-name="important">D</text:span><text:span text:style-name="comment">].mem_phys; </text:span></text:p>
      <text:p text:style-name="Preformatted_20_Text"><text:span text:style-name="normal"><text:tab/> </text:span></text:p>
      <text:p text:style-name="Preformatted_20_Text"><text:span text:style-name="comment"><text:tab/></text:span><text:span text:style-name="normal"><text:span text:style-name="T8">// handles the HARDWARE -1 process</text:span></text:span></text:p>
      <text:p text:style-name="Preformatted_20_Text"><text:span text:style-name="comment"><text:tab/>proc[NR_TASKS+(HARDWARE)].p_sp = (int *) k_stack; </text:span></text:p>
      <text:p text:style-name="Preformatted_20_Text"><text:soft-page-break/><text:span text:style-name="comment"><text:tab/>proc[NR_TASKS+(HARDWARE)].p_sp += K_STACK_BYTES/2; </text:span></text:p>
      <text:p text:style-name="Preformatted_20_Text"><text:span text:style-name="comment"><text:tab/>proc[NR_TASKS+(HARDWARE)].p_splimit = (int *) k_stack; </text:span></text:p>
      <text:p text:style-name="Preformatted_20_Text"><text:span text:style-name="comment"><text:tab/>proc[NR_TASKS+(HARDWARE)].p_splimit += SAFETY/2;<text:tab/><text:tab/> </text:span></text:p>
      <text:p text:style-name="P8"><text:span text:style-name="comment"><text:tab/>bill_ptr = proc_addr(HARDWARE);</text:span></text:p>
      <text:p text:style-name="Preformatted_20_Text"><text:span text:style-name="normal"><text:tab/></text:span><text:span text:style-name="normal"><text:span text:style-name="T8">//setup_interrupt_vector</text:span></text:span><text:span text:style-name="comment"> </text:span></text:p>
      <text:p text:style-name="Preformatted_20_Text"><text:span text:style-name="normal"><text:tab/></text:span><text:span text:style-name="comment">for (t = 0; t &lt; 16; t++) </text:span><text:span text:style-name="function">set_vec</text:span><text:span text:style-name="comment">(t, </text:span><text:span text:style-name="important">surprise</text:span><text:span text:style-name="comment">, base_click); </text:span></text:p>
      <text:p text:style-name="Preformatted_20_Text"><text:span text:style-name="normal"><text:tab/></text:span><text:span text:style-name="comment">for (t = 16; t &lt; 256; t++) </text:span><text:span text:style-name="function">set_vec</text:span><text:span text:style-name="comment">(t, </text:span><text:span text:style-name="important">trp</text:span><text:span text:style-name="comment">, base_click);</text:span><text:span text:style-name="normal"><text:tab/>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DIVIDE_VECTOR</text:span><text:span text:style-name="comment">, </text:span><text:span text:style-name="important">divide</text:span><text:span text:style-name="comment">, base_click);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SYS_VECTOR</text:span><text:span text:style-name="comment">, </text:span><text:span text:style-name="important">s_call</text:span><text:span text:style-name="comment">, base_click);</text:span><text:span text:style-name="normal">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CLOCK_VECTOR</text:span><text:span text:style-name="comment">, </text:span><text:span text:style-name="important">clock_int</text:span><text:span text:style-name="comment">, base_click);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KEYBOARD_VECTOR</text:span><text:span text:style-name="comment">, </text:span><text:span text:style-name="important">tty_int</text:span><text:span text:style-name="comment">, base_click);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FLOPPY_VECTOR</text:span><text:span text:style-name="normal">, </text:span><text:span text:style-name="important">disk_int</text:span><text:span text:style-name="comment">, base_click);</text:span><text:span text:style-name="normal">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PRINTER_VECTOR</text:span><text:span text:style-name="normal">, </text:span><text:span text:style-name="important">lpr_int</text:span><text:span text:style-name="comment">, base_click); </text:span></text:p>
      <text:p text:style-name="Preformatted_20_Text"><text:span text:style-name="normal"><text:tab/></text:span><text:span text:style-name="function">set_vec</text:span><text:span text:style-name="normal">(</text:span><text:span text:style-name="important">XT_WINI_VECTOR</text:span><text:span text:style-name="normal">, </text:span><text:span text:style-name="important">wini_int</text:span><text:span text:style-name="comment">, base_click);</text:span><text:span text:style-name="normal"> </text:span></text:p>
      <text:p text:style-name="Preformatted_20_Text"><text:span text:style-name="normal"><text:tab/> </text:span><text:span text:style-name="comment">// </text:span><text:span text:style-name="comment"><text:span text:style-name="T17">P</text:span></text:span><text:span text:style-name="comment">ut a ptr to proc table in a known place so it can be found in /dev/mem</text:span></text:p>
      <text:p text:style-name="Preformatted_20_Text"><text:span text:style-name="normal"><text:tab/></text:span><text:span text:style-name="function">set_vec</text:span><text:span text:style-name="normal">(</text:span><text:span text:style-name="comment">(BASE - 4)/4</text:span><text:span text:style-name="normal">, </text:span><text:span text:style-name="important">proc</text:span><text:span text:style-name="normal">, </text:span><text:span text:style-name="comment">(phys_clicks) 0); </text:span></text:p>
      <text:p text:style-name="Preformatted_20_Text"><text:span text:style-name="normal"><text:tab/></text:span></text:p>
      <text:p text:style-name="Preformatted_20_Text"><text:span text:style-name="normal"><text:tab/>→</text:span><text:span text:style-name="normal"><text:span text:style-name="T28"> </text:span></text:span><text:span text:style-name="function">pick_proc</text:span><text:span text:style-name="normal">()<text:tab/><text:tab/><text:tab/><text:tab/><text:tab/> </text:span><text:span text:style-name="comment">//select a process</text:span></text:p>
      <text:p text:style-name="Preformatted_20_Text"><text:span text:style-name="normal"><text:tab/> </text:span></text:p>
      <text:p text:style-name="Preformatted_20_Text"><text:span text:style-name="comment"><text:tab/>/* Now go to the assembly code to start running the current process. */ </text:span></text:p>
      <text:p text:style-name="Preformatted_20_Text"><text:span text:style-name="normal"><text:tab/></text:span><text:span text:style-name="function">port_out</text:span><text:span text:style-name="comment">(INT_CTLMASK, 0);<text:tab/><text:tab/>//do not mask out any interrupts in 8259A</text:span></text:p>
      <text:p text:style-name="Preformatted_20_Text"><text:span text:style-name="normal"><text:tab/></text:span><text:span text:style-name="function">port_out</text:span><text:span text:style-name="comment">(INT2_MASK, 0);<text:tab/><text:tab/>//same for second interrupt controller</text:span></text:p>
      <text:p text:style-name="Preformatted_20_Text"><text:span text:style-name="normal"><text:tab/>→</text:span><text:span text:style-name="normal"><text:span text:style-name="T29"> </text:span></text:span><text:span text:style-name="function">restart</text:span><text:span text:style-name="normal">() <text:tab/><text:tab/><text:tab/><text:tab/><text:tab/></text:span><text:span text:style-name="comment">//start the process by restoring the process</text:span><text:span text:style-name="normal"> </text:span></text:p>
      <text:p text:style-name="P4"><text:span text:style-name="function"/></text:p>
      <text:p text:style-name="P4"><text:span text:style-name="function"><text:span text:style-name="T5">mpx88.s:</text:span></text:span><text:span text:style-name="function">restart </text:span></text:p>
      <text:p text:style-name="P4"><text:span text:style-name="normal"><text:tab/></text:span><text:span text:style-name="other">cli</text:span><text:span text:style-name="normal"> </text:span></text:p>
      <text:p text:style-name="P4"><text:span text:style-name="normal"><text:tab/></text:span><text:span text:style-name="comment">// restore registers </text:span></text:p>
      <text:p text:style-name="P4"><text:span text:style-name="normal"><text:tab/></text:span><text:span text:style-name="other">mov</text:span><text:span text:style-name="normal"> sp,dgroup:proc_ptr<text:tab/><text:tab/><text:tab/></text:span><text:span text:style-name="comment">// return to user fetch regs from proc table </text:span></text:p>
      <text:p text:style-name="P6"><text:span text:style-name="normal"><text:tab/></text:span><text:span text:style-name="other">pop</text:span><text:span text:style-name="normal"> ax; </text:span><text:span text:style-name="other">pop</text:span><text:span text:style-name="normal"> bx; </text:span><text:span text:style-name="other">pop</text:span><text:span text:style-name="normal"> cx; </text:span><text:span text:style-name="other">pop</text:span><text:span text:style-name="normal"> dx<text:tab/><text:tab/></text:span><text:span text:style-name="comment">// start restoring </text:span><text:span text:style-name="comment"><text:span text:style-name="T16">general </text:span></text:span><text:span text:style-name="comment">registers </text:span></text:p>
      <text:p text:style-name="P7"><text:span text:style-name="normal"><text:tab/></text:span><text:span text:style-name="other">pop</text:span><text:span text:style-name="normal"> si; </text:span><text:span text:style-name="other">pop</text:span><text:span text:style-name="normal"> di<text:tab/><text:tab/><text:tab/><text:tab/></text:span><text:span text:style-name="comment">// restore </text:span><text:span text:style-name="comment"><text:span text:style-name="T16">index register </text:span></text:span></text:p>
      <text:p text:style-name="P4"><text:span text:style-name="normal"><text:tab/></text:span><text:span text:style-name="other">mov</text:span><text:span text:style-name="normal"> lds_low,bx<text:tab/><text:tab/><text:tab/><text:tab/></text:span><text:span text:style-name="comment">// lds_low contains bx </text:span></text:p>
      <text:p text:style-name="P4"><text:span text:style-name="normal"><text:tab/></text:span><text:span text:style-name="other">mov</text:span><text:span text:style-name="normal"> bx,sp<text:tab/><text:tab/><text:tab/><text:tab/><text:tab/>; bx points to saved bp<text:tab/>register </text:span></text:p>
      <text:p text:style-name="P21"><text:span text:style-name="normal"><text:tab/></text:span><text:span text:style-name="other">pop</text:span><text:span text:style-name="normal"> bp,</text:span><text:span text:style-name="other">pop </text:span><text:span text:style-name="normal"><text:span text:style-name="T39">es</text:span></text:span><text:span text:style-name="normal"><text:tab/><text:tab/><text:tab/><text:tab/>; restore bp,</text:span><text:span text:style-name="normal"><text:span text:style-name="T40">es</text:span></text:span><text:span text:style-name="normal"> </text:span></text:p>
      <text:p text:style-name="P4"><text:span text:style-name="normal"><text:tab/></text:span><text:span text:style-name="other">mov</text:span><text:span text:style-name="normal"> sp,spreg-ROFF[bx]<text:tab/><text:tab/><text:tab/>; restore sp </text:span></text:p>
      <text:p text:style-name="P4"><text:span text:style-name="normal"><text:tab/></text:span><text:span text:style-name="other">mov</text:span><text:span text:style-name="normal"> ss,ssreg-ROFF[bx]<text:tab/><text:tab/><text:tab/>; restore ss using the value of<text:tab/>ds<text:tab/> </text:span></text:p>
      <text:p text:style-name="P4"><text:span text:style-name="normal"><text:tab/></text:span><text:span text:style-name="other">push</text:span><text:span text:style-name="normal"> PSW-ROFF[bx]<text:tab/><text:tab/><text:tab/>; push psw (flags) </text:span></text:p>
      <text:p text:style-name="P4"><text:span text:style-name="normal"><text:tab/></text:span><text:span text:style-name="other">push</text:span><text:span text:style-name="normal"> csreg-ROFF[bx]<text:tab/><text:tab/><text:tab/>; push cs </text:span></text:p>
      <text:p text:style-name="P4"><text:span text:style-name="normal"><text:tab/></text:span><text:span text:style-name="other">push</text:span><text:span text:style-name="normal"> PC-ROFF[bx]<text:tab/><text:tab/><text:tab/><text:tab/>; push pc </text:span></text:p>
      <text:p text:style-name="P4"><text:span text:style-name="normal"><text:tab/></text:span><text:span text:style-name="other">iret</text:span><text:span text:style-name="normal"><text:tab/><text:tab/><text:tab/><text:tab/><text:tab/><text:tab/>; return to user or task </text:span></text:p>
      <text:p text:style-name="P4"><text:span text:style-name="normal"/></text:p>
      <text:p text:style-name="P5"><text:span text:style-name="function"><text:span text:style-name="T15">klib88.s:</text:span></text:span><text:span text:style-name="function">port_out:</text:span></text:p>
      <text:p text:style-name="Preformatted_20_Text"><text:span text:style-name="normal"/></text:p>
      <text:p text:style-name="Preformatted_20_Text"><text:span text:style-name="normal"/></text:p>
      <text:p text:style-name="Preformatted_20_Text"><text:span text:style-name="normal"/></text:p>
      <text:p text:style-name="P26"><text:span text:style-name="other"><text:span text:style-name="T3">PROCESS MANAGER </text:span></text:span></text:p>
      <text:p text:style-name="P14"><text:span text:style-name="function"><text:span text:style-name="T30">kernel/</text:span></text:span><text:span text:style-name="function">proc.c:ready</text:span></text:p>
      <text:p text:style-name="Preformatted_20_Text"><text:span text:style-name="comment"><text:tab/>r = (rp - proc) - NR_TASKS;<text:tab/><text:tab/><text:tab/>task or proc number</text:span></text:p>
      <text:p text:style-name="Preformatted_20_Text"><text:span text:style-name="comment"><text:tab/>q = (r &lt; 0 ? TASK_Q : r &lt; LOW_USER ? SERVER_Q : USER_Q);<text:tab/> </text:span></text:p>
      <text:p text:style-name="Preformatted_20_Text"><text:span text:style-name="comment"><text:tab/>if (rdy_head[q] == NIL_PROC) </text:span></text:p>
      <text:p text:style-name="Preformatted_20_Text"><text:span text:style-name="comment"><text:tab/><text:tab/>rdy_head[q] = rp;<text:tab/><text:tab/><text:tab/><text:tab/>add to empty queue </text:span></text:p>
      <text:p text:style-name="Preformatted_20_Text"><text:span text:style-name="comment"><text:tab/>else </text:span></text:p>
      <text:p text:style-name="Preformatted_20_Text"><text:span text:style-name="comment"><text:tab/><text:tab/>rdy_tail[q]-&gt;p_nextready = rp;<text:tab/><text:tab/>add to tail of nonempty queue </text:span></text:p>
      <text:p text:style-name="Preformatted_20_Text"><text:span text:style-name="comment"><text:tab/>rdy_tail[q] = rp;<text:tab/><text:tab/> <text:tab/><text:tab/><text:tab/>addd entry at tail </text:span></text:p>
      <text:p text:style-name="Preformatted_20_Text"><text:span text:style-name="comment"><text:tab/>rp-&gt;p_nextready = NIL_PROC;<text:tab/><text:tab/><text:tab/>new entry has no successor </text:span></text:p>
      <text:p text:style-name="Preformatted_20_Text"><text:span text:style-name="comment"/></text:p>
      <text:p text:style-name="Preformatted_20_Text"><text:span text:style-name="function"><text:span text:style-name="T31">kernel/proc.c:</text:span></text:span><text:span text:style-name="function">pick_proc</text:span><text:span text:style-name="normal"><text:tab/> </text:span></text:p>
      <text:p text:style-name="Preformatted_20_Text"><text:span text:style-name="normal"><text:span text:style-name="T8">higher priority for task, server and then user</text:span></text:span></text:p>
      <text:p text:style-name="P20"><text:span text:style-name="comment"><text:tab/>if (</text:span><text:span text:style-name="important">rdy_head</text:span><text:span text:style-name="comment">[</text:span><text:span text:style-name="important">TASK_Q</text:span><text:span text:style-name="comment">] != NIL_PROC) </text:span><text:span text:style-name="important">q</text:span><text:span text:style-name="comment"> = </text:span><text:span text:style-name="important">TASK_Q</text:span><text:span text:style-name="comment">; <text:tab/></text:span><text:span text:style-name="normal"><text:span text:style-name="T27">which queue to use </text:span></text:span></text:p>
      <text:p text:style-name="Preformatted_20_Text"><text:span text:style-name="normal"><text:tab/></text:span><text:span text:style-name="comment">else if (</text:span><text:span text:style-name="important">rdy_head</text:span><text:span text:style-name="comment">[</text:span><text:span text:style-name="important">SERVER_Q</text:span><text:span text:style-name="comment">] != NIL_</text:span><text:span text:style-name="comment"><text:span text:style-name="T38">PROC</text:span></text:span><text:span text:style-name="comment">) </text:span><text:span text:style-name="important">q</text:span><text:span text:style-name="comment">=</text:span><text:span text:style-name="important">SERVER_Q</text:span><text:span text:style-name="comment"> </text:span></text:p>
      <text:p text:style-name="Preformatted_20_Text"><text:span text:style-name="comment"><text:tab/>else </text:span><text:span text:style-name="important">q</text:span><text:span text:style-name="comment"> = </text:span><text:span text:style-name="important">USER_Q</text:span><text:span text:style-name="comment">;<text:tab/> </text:span></text:p>
      <text:p text:style-name="Preformatted_20_Text"><text:span text:style-name="comment"><text:tab/></text:span></text:p>
      <text:p text:style-name="Preformatted_20_Text"><text:span text:style-name="comment"><text:tab/>prev_proc = cur_proc; </text:span></text:p>
      <text:p text:style-name="P18"><text:span text:style-name="comment"><text:tab/>if (rdy_head[q] != NIL_PROC)</text:span><text:span text:style-name="normal"><text:span text:style-name="T8"><text:tab/><text:tab/><text:tab/><text:tab/></text:span></text:span><text:span text:style-name="comment"><text:span text:style-name="T8"><text:tab/></text:span></text:span><text:span text:style-name="normal"><text:span text:style-name="T27">Someone is runnable </text:span></text:span></text:p>
      <text:p text:style-name="Preformatted_20_Text"><text:span text:style-name="comment"><text:tab/><text:tab/>cur_proc = rdy_head[q] - proc - NR_TASKS; <text:s/><text:tab/></text:span><text:span text:style-name="normal">process id</text:span></text:p>
      <text:p text:style-name="Preformatted_20_Text"><text:span text:style-name="comment"><text:tab/><text:tab/>proc_ptr = rdy_head[q];<text:tab/><text:tab/><text:tab/><text:tab/><text:tab/></text:span><text:span text:style-name="normal">pointer to the process </text:span></text:p>
      <text:p text:style-name="Preformatted_20_Text"><text:span text:style-name="comment"><text:tab/><text:tab/>if (cur_proc &gt;= LOW_USER) bill_ptr = proc_ptr;<text:tab/></text:span><text:span text:style-name="normal">bill for cloc</text:span><text:span text:style-name="normal"><text:span text:style-name="T32">k</text:span></text:span></text:p>
      <text:p text:style-name="P19"><text:span text:style-name="comment"><text:tab/>else<text:tab/><text:tab/><text:tab/><text:tab/><text:tab/><text:tab/><text:tab/><text:tab/><text:tab/></text:span><text:span text:style-name="normal">No one is runnable</text:span></text:p>
      <text:p text:style-name="Preformatted_20_Text"><text:span text:style-name="comment"><text:tab/><text:tab/>cur_proc = IDLE; </text:span></text:p>
      <text:p text:style-name="Preformatted_20_Text"><text:span text:style-name="comment"><text:tab/><text:tab/>proc_ptr = proc_addr(HARDWARE); </text:span></text:p>
      <text:p text:style-name="Preformatted_20_Text"><text:span text:style-name="comment"><text:tab/><text:tab/>bill_ptr = proc_ptr</text:span></text:p>
      <text:p text:style-name="Preformatted_20_Text"><text:span text:style-name="comment"/></text:p>
      <text:p text:style-name="P15"><text:span text:style-name="function"><text:span text:style-name="T31">kernel/proc.c:sched</text:span></text:span></text:p>
      <text:p text:style-name="Preformatted_20_Text"><text:span text:style-name="normal"><text:span text:style-name="T8"><text:tab/>One or more user processes queued</text:span></text:span></text:p>
      <text:p text:style-name="Preformatted_20_Text"><text:span text:style-name="comment"><text:tab/>rdy_tail[USER_Q]-&gt;p_nextready = rdy_head[USER_Q]; </text:span></text:p>
      <text:p text:style-name="Preformatted_20_Text"><text:span text:style-name="comment"><text:tab/>rdy_tail[USER_Q] = rdy_head[USER_Q]; </text:span></text:p>
      <text:p text:style-name="Preformatted_20_Text"><text:span text:style-name="comment"><text:tab/>rdy_head[USER_Q] = rdy_head[USER_Q]-&gt;p_nextready; </text:span></text:p>
      <text:p text:style-name="Preformatted_20_Text"><text:span text:style-name="comment"><text:tab/>rdy_tail[USER_Q]-&gt;p_nextready = NIL_PROC;<text:tab/> </text:span></text:p>
      <text:p text:style-name="Preformatted_20_Text"><text:span text:style-name="normal"><text:tab/>→</text:span><text:span text:style-name="normal"><text:span text:style-name="T37"> </text:span></text:span><text:span text:style-name="function">pick_proc</text:span><text:span text:style-name="normal">()</text:span></text:p>
      <text:p text:style-name="Preformatted_20_Text"><text:span text:style-name="normal"/></text:p>
      <text:p text:style-name="Preformatted_20_Text"><text:span text:style-name="other"><text:span text:style-name="T4">CLOCK TASK</text:span></text:span></text:p>
      <text:p text:style-name="Preformatted_20_Text"><text:span text:style-name="function"><text:span text:style-name="T33">kernel/clock.c:cl</text:span></text:span><text:span text:style-name="function">ock_tas</text:span><text:span text:style-name="function"><text:span text:style-name="T34">k</text:span></text:span></text:p>
      <text:p text:style-name="P23"><text:span text:style-name="normal"><text:tab/>→</text:span><text:span text:style-name="normal"><text:span text:style-name="T41"> </text:span></text:span><text:span text:style-name="function">init_clock</text:span><text:span text:style-name="normal">()</text:span></text:p>
      <text:p text:style-name="P24"><text:span text:style-name="normal"><text:tab/></text:span><text:span text:style-name="comment"><text:span text:style-name="T42">while TRUE</text:span></text:span><text:span text:style-name="normal"><text:span text:style-name="T42"> </text:span></text:span></text:p>
      <text:p text:style-name="P24"><text:span text:style-name="normal"><text:span text:style-name="T42"><text:tab/><text:tab/></text:span></text:span><text:span text:style-name="function"><text:span text:style-name="T42">receive</text:span></text:span><text:span text:style-name="normal"><text:span text:style-name="T42">(ANY,&amp;</text:span></text:span><text:span text:style-name="important"><text:span text:style-name="T42">mc</text:span></text:span><text:span text:style-name="normal"><text:span text:style-name="T42">)</text:span></text:span><text:span text:style-name="normal"> <text:tab/><text:tab/></text:span></text:p>
      <text:p text:style-name="P22"><text:span text:style-name="normal"><text:tab/><text:tab/></text:span><text:span text:style-name="comment">switch (</text:span><text:span text:style-name="important">mc.m_type</text:span><text:span text:style-name="comment">) <text:tab/><text:tab/><text:tab/><text:tab/><text:tab/></text:span><text:span text:style-name="normal">extract the function code</text:span></text:p>
      <text:p text:style-name="Preformatted_20_Text"><text:span text:style-name="normal"><text:tab/><text:tab/><text:tab/></text:span><text:span text:style-name="comment">case </text:span><text:span text:style-name="important">CLOCK_TICK</text:span><text:span text:style-name="normal">:</text:span><text:span text:style-name="comment"> </text:span><text:span text:style-name="function">do_clocktick</text:span><text:span text:style-name="normal"><text:span text:style-name="T36">()</text:span></text:span></text:p>
      <text:p text:style-name="Preformatted_20_Text"><text:span text:style-name="normal"/></text:p>
      <text:p text:style-name="P17"><text:span text:style-name="function"><text:span text:style-name="T33">kernel/clock.c:</text:span></text:span><text:span text:style-name="function">do_clocktick</text:span></text:p>
      <text:p text:style-name="Preformatted_20_Text"><text:span text:style-name="comment"><text:tab/>if (--</text:span><text:span text:style-name="important">sched_ticks </text:span><text:span text:style-name="comment">== 0)</text:span></text:p>
      <text:p text:style-name="P16"><text:span text:style-name="comment"><text:tab/><text:tab/>if (</text:span><text:span text:style-name="important">bill_ptr </text:span><text:span text:style-name="comment">== prev_ptr) </text:span></text:p>
      <text:p text:style-name="P16"><text:span text:style-name="normal"><text:tab/><text:tab/><text:tab/>→</text:span><text:span text:style-name="normal"><text:span text:style-name="T35"> </text:span></text:span><text:span text:style-name="function">sched</text:span></text:p>
      <text:p text:style-name="Preformatted_20_Text"><text:span text:style-name="normal"/></text:p>
      <text:p text:style-name="Preformatted_20_Text"/>
      <text:p text:style-name="Preformatted_20_Text"><text:span text:style-name="normal"/></text:p>
      <text:p text:style-name="P25"><text:span text:style-name="normal"><text:tab/>init.c : first user space process, linked with libc.a </text:span></text:p>
      <text:p text:style-name="Preformatted_20_Text"><text:span text:style-name="normal"><text:s/>This process is the father (mother) of all MINIX user processes. <text:s/>When </text:span></text:p>
      <text:p text:style-name="Preformatted_20_Text"><text:span text:style-name="normal"><text:s/>* MINIX comes up, this is process 2. <text:s/>It executes the /etc/rc shell file and </text:span></text:p>
      <text:p text:style-name="Preformatted_20_Text"><text:span text:style-name="normal"><text:s/>* then reads the /ect/ttys file to find out which terminals need a login </text:span></text:p>
      <text:p text:style-name="Preformatted_20_Text"><text:span text:style-name="normal"><text:s/>* process.<text:tab/> </text:span></text:p>
      <text:p text:style-name="Preformatted_20_Text"><text:span text:style-name="normal">***********************************************************************/<text:tab/> </text:span></text:p>
      <text:p text:style-name="Preformatted_20_Text"><text:span text:style-name="normal">main() </text:span></text:p>
      <text:p text:style-name="Preformatted_20_Text"><text:span text:style-name="normal">{ </text:span></text:p>
      <text:p text:style-name="Preformatted_20_Text"><text:span text:style-name="normal"><text:tab/>/* Carry out /etc/rc. */ </text:span></text:p>
      <text:p text:style-name="Preformatted_20_Text"><text:span text:style-name="normal"><text:tab/>int tty, k, status, ttynr, ct, i; </text:span></text:p>
      <text:p text:style-name="Preformatted_20_Text"><text:span text:style-name="normal"><text:tab/>sync();<text:tab/><text:tab/><text:tab/>/* force buffers out onto RAM disk */<text:tab/> </text:span></text:p>
      <text:p text:style-name="Preformatted_20_Text"><text:span text:style-name="normal"><text:tab/>if (fork()) { </text:span></text:p>
      <text:p text:style-name="Preformatted_20_Text"><text:span text:style-name="normal"><text:tab/><text:tab/>/* Parent, just wait. */ </text:span></text:p>
      <text:p text:style-name="Preformatted_20_Text"><text:span text:style-name="normal"><text:tab/><text:tab/>wait(&amp;k); </text:span></text:p>
      <text:p text:style-name="Preformatted_20_Text"><text:span text:style-name="normal"><text:tab/>} else { </text:span></text:p>
      <text:p text:style-name="Preformatted_20_Text"><text:span text:style-name="normal"><text:tab/>/* Child exec's the shell to do the work. */ </text:span></text:p>
      <text:p text:style-name="Preformatted_20_Text"><text:span text:style-name="normal"><text:tab/>if (open("/etc/rc", 0) &lt; 0) exit(-1); </text:span></text:p>
      <text:p text:style-name="Preformatted_20_Text"><text:span text:style-name="normal"><text:tab/>open("/dev/tty0", 1);<text:tab/>/* std output */ </text:span></text:p>
      <text:p text:style-name="Preformatted_20_Text"><text:span text:style-name="normal"><text:tab/>open("/dev/tty0", 1);<text:tab/>/* std error */ </text:span></text:p>
      <text:p text:style-name="Preformatted_20_Text"><text:span text:style-name="normal"><text:tab/>execn("/bin/sh");<text:tab/><text:tab/>/*start the shell program*/ </text:span></text:p>
      <text:p text:style-name="Preformatted_20_Text"><text:span text:style-name="normal"><text:s text:c="2"/>}<text:tab/><text:tab/> </text:span></text:p>
      <text:p text:style-name="Preformatted_20_Text"><text:span text:style-name="normal"><text:s text:c="2"/>/* Read the /etc/ttys file and fork off login processes. */ </text:span></text:p>
      <text:p text:style-name="Preformatted_20_Text"><text:span text:style-name="normal"><text:s text:c="2"/>tty = open("/etc/ttys", 0) </text:span></text:p>
      <text:p text:style-name="Preformatted_20_Text"><text:span text:style-name="normal"><text:s text:c="2"/>while(getline(line)){ </text:span></text:p>
      <text:p text:style-name="Preformatted_20_Text"><text:span text:style-name="normal"><text:tab/>ttynr = line[2] - '0'; </text:span></text:p>
      <text:p text:style-name="Preformatted_20_Text"><text:span text:style-name="normal"><text:tab/>startup(ttynr); </text:span></text:p>
      <text:p text:style-name="Preformatted_20_Text"><text:span text:style-name="normal"><text:s text:c="2"/>} </text:span></text:p>
      <text:p text:style-name="Preformatted_20_Text"><text:span text:style-name="normal"><text:s text:c="2"/>close(tty); </text:span></text:p>
      <text:p text:style-name="Preformatted_20_Text"><text:span text:style-name="normal"><text:s text:c="3"/></text:span></text:p>
      <text:p text:style-name="Preformatted_20_Text"><text:span text:style-name="normal"><text:s text:c="2"/>/* All the children have been forked off. <text:s/>Wait for someone to terminate.*/ </text:span></text:p>
      <text:p text:style-name="Preformatted_20_Text"><text:span text:style-name="normal"><text:s text:c="2"/>// First ignore all signals. </text:span></text:p>
      <text:p text:style-name="Preformatted_20_Text"><text:span text:style-name="normal"><text:s text:c="2"/>for (i = 1; i &lt;= NR_SIGS; i++) signal(i, SIG_IGN); </text:span></text:p>
      <text:p text:style-name="Preformatted_20_Text"><text:span text:style-name="normal"><text:tab/>while (1) { </text:span></text:p>
      <text:p text:style-name="Preformatted_20_Text"><text:span text:style-name="normal"><text:tab/><text:tab/>k = wait(&amp;status); </text:span></text:p>
      <text:p text:style-name="Preformatted_20_Text"><text:span text:style-name="normal"><text:tab/><text:tab/>pidct--;<text:tab/> </text:span></text:p>
      <text:p text:style-name="Preformatted_20_Text"><text:span text:style-name="normal"><text:tab/><text:tab/>/* Search to see which line terminated. */ </text:span></text:p>
      <text:p text:style-name="Preformatted_20_Text"><text:span text:style-name="normal"><text:tab/><text:tab/>for (i = 0; i &lt; PIDSLOTS; i++) </text:span></text:p>
      <text:p text:style-name="Preformatted_20_Text"><text:span text:style-name="normal"><text:tab/><text:tab/><text:tab/>if (pid[i] == k) startup(i); </text:span></text:p>
      <text:p text:style-name="Preformatted_20_Text"><text:span text:style-name="normal"><text:s text:c="2"/>} </text:span></text:p>
      <text:p text:style-name="Preformatted_20_Text"><text:span text:style-name="normal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TeX Gyre DejaVu Math" svg:font-family="'TeX Gyre DejaVu Math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ormal" style:family="text">
      <style:text-properties fo:color="#000000" style:font-name="TeX Gyre DejaVu Math" fo:font-family="'TeX Gyre DejaVu Math'" style:font-style-name="Regular" style:font-pitch="variable" fo:font-size="11pt" fo:background-color="transparent"/>
    </style:style>
    <style:style style:name="important" style:family="text" style:parent-style-name="normal">
      <style:text-properties fo:color="#ff0000"/>
    </style:style>
    <style:style style:name="function" style:family="text" style:parent-style-name="normal">
      <style:text-properties fo:color="#00a933"/>
    </style:style>
    <style:style style:name="other" style:family="text" style:parent-style-name="normal">
      <style:text-properties fo:color="#2a6099"/>
    </style:style>
    <style:style style:name="comment" style:family="text" style:parent-style-name="normal">
      <style:text-properties fo:color="#999999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06T20:10:18.617487113</dc:date>
    <meta:editing-duration>PT4H23M40S</meta:editing-duration>
    <meta:editing-cycles>292</meta:editing-cycles>
    <meta:generator>LibreOffice/6.2.7.1$Linux_X86_64 LibreOffice_project/20$Build-1</meta:generator>
    <meta:document-statistic meta:table-count="0" meta:image-count="0" meta:object-count="0" meta:page-count="4" meta:paragraph-count="170" meta:word-count="885" meta:character-count="6522" meta:non-whitespace-character-count="5316"/>
  </office:meta>
</office:document-meta>
</file>